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cc" draw:textarea-horizontal-align="justify" draw:textarea-vertical-align="middle" draw:auto-grow-height="false" fo:min-height="0.639cm" fo:min-width="1.278cm"/>
    </style:style>
    <style:style style:name="gr2" style:family="graphic" style:parent-style-name="standard">
      <style:graphic-properties draw:fill-color="#006699" draw:textarea-horizontal-align="justify" draw:textarea-vertical-align="middle" draw:auto-grow-height="false" fo:min-height="0.639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15.371cm" fo:min-width="13.978cm"/>
    </style:style>
    <style:style style:name="gr5" style:family="graphic" style:parent-style-name="standard">
      <style:graphic-properties draw:fill-color="#006666" draw:textarea-horizontal-align="center" draw:textarea-vertical-align="middle" draw:auto-grow-height="false" fo:min-height="1.798cm" fo:min-width="2.821cm"/>
    </style:style>
    <style:style style:name="gr6" style:family="graphic" style:parent-style-name="standard">
      <style:graphic-properties draw:fill-color="#006666" draw:textarea-horizontal-align="justify" draw:textarea-vertical-align="middle" draw:auto-grow-height="false" fo:min-height="1.798cm" fo:min-width="2.821cm"/>
    </style:style>
    <style:style style:name="gr7" style:family="graphic" style:parent-style-name="standard">
      <style:graphic-properties draw:fill-color="#006666" draw:textarea-horizontal-align="justify" draw:textarea-vertical-align="middle" draw:auto-grow-height="false" fo:min-height="1.798cm" fo:min-width="2.871cm"/>
    </style:style>
    <style:style style:name="gr8" style:family="graphic" style:parent-style-name="standard">
      <style:graphic-properties draw:fill-color="#006666" draw:textarea-horizontal-align="justify" draw:textarea-vertical-align="middle" draw:auto-grow-height="false" fo:min-height="3.904cm" fo:min-width="2.821cm"/>
    </style:style>
    <style:style style:name="gr9" style:family="graphic" style:parent-style-name="standard">
      <style:graphic-properties draw:fill-color="#006666" draw:textarea-horizontal-align="justify" draw:textarea-vertical-align="middle" draw:auto-grow-height="false" fo:min-height="3.904cm" fo:min-width="2.902cm"/>
    </style:style>
    <style:style style:name="gr10" style:family="graphic" style:parent-style-name="standard">
      <style:graphic-properties draw:fill-color="#006666" draw:textarea-horizontal-align="justify" draw:textarea-vertical-align="middle" draw:auto-grow-height="false" fo:min-height="1.798cm" fo:min-width="4.649cm"/>
    </style:style>
    <style:style style:name="gr11" style:family="graphic" style:parent-style-name="standard">
      <style:graphic-properties draw:fill-color="#333366" draw:textarea-horizontal-align="justify" draw:textarea-vertical-align="middle" draw:auto-grow-height="false" fo:min-height="1.401cm" fo:min-width="1.151cm"/>
    </style:style>
    <style:style style:name="gr12" style:family="graphic" style:parent-style-name="standard">
      <style:graphic-properties draw:fill-color="#00cc33" draw:textarea-horizontal-align="justify" draw:textarea-vertical-align="middle" draw:auto-grow-height="false" fo:min-height="0.391cm" fo:min-width="0.129cm"/>
    </style:style>
    <style:style style:name="gr13" style:family="graphic" style:parent-style-name="standard">
      <style:graphic-properties draw:fill-color="#333366" draw:textarea-horizontal-align="justify" draw:textarea-vertical-align="middle" draw:auto-grow-height="false" fo:min-height="6.554cm" fo:min-width="6.25cm"/>
    </style:style>
    <style:style style:name="gr14" style:family="graphic" style:parent-style-name="standard">
      <style:graphic-properties draw:fill-color="#00cccc" draw:textarea-vertical-align="middle" draw:auto-grow-height="false" fo:min-height="3.761cm" fo:min-width="3.122cm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2.382cm" fo:min-width="2.821cm"/>
    </style:style>
    <style:style style:name="gr16" style:family="graphic" style:parent-style-name="standard">
      <style:graphic-properties draw:fill-color="#00cccc" draw:textarea-horizontal-align="justify" draw:textarea-vertical-align="middle" draw:auto-grow-height="false" fo:min-height="1.456cm" fo:min-width="2.902cm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0.384cm"/>
    </style:style>
    <style:style style:name="gr19" style:family="graphic" style:parent-style-name="standard">
      <style:graphic-properties draw:fill-color="#3399ff" draw:textarea-horizontal-align="justify" draw:textarea-vertical-align="middle" draw:auto-grow-height="false" fo:min-height="0.801cm" fo:min-width="0.262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-color="#3399ff" draw:textarea-horizontal-align="justify" draw:textarea-vertical-align="middle" draw:auto-grow-height="false" fo:min-height="0.131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1.841cm"/>
    </style:style>
    <style:style style:name="gr23" style:family="graphic" style:parent-style-name="standard">
      <style:graphic-properties draw:textarea-horizontal-align="justify" draw:textarea-vertical-align="middle" draw:auto-grow-height="false" fo:min-height="15.371cm" fo:min-width="13.978cm"/>
    </style:style>
    <style:style style:name="gr24" style:family="graphic" style:parent-style-name="standard">
      <style:graphic-properties draw:fill-color="#333366" draw:textarea-horizontal-align="justify" draw:textarea-vertical-align="middle" draw:auto-grow-height="false" fo:min-height="6.554cm" fo:min-width="13.343cm"/>
    </style:style>
    <style:style style:name="gr25" style:family="graphic" style:parent-style-name="standard">
      <style:graphic-properties draw:stroke="none" svg:stroke-color="#000000" draw:fill="none" draw:fill-color="#ffffff" fo:min-height="0.949cm"/>
    </style:style>
    <style:style style:name="gr2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svg:stroke-color="#ffffff" draw:marker-start="Square_20_45" draw:marker-start-width="0.3cm" draw:marker-end="Arrow_20_concave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3.319cm"/>
    </style:style>
    <style:style style:name="gr29" style:family="graphic" style:parent-style-name="standard">
      <style:graphic-properties draw:stroke="none" svg:stroke-color="#000000" draw:fill="none" draw:fill-color="#ffffff" fo:min-height="4.741cm"/>
    </style:style>
    <style:style style:name="gr30" style:family="graphic" style:parent-style-name="standard">
      <style:graphic-properties draw:stroke="none" svg:stroke-color="#000000" draw:fill="none" draw:fill-color="#ffffff" fo:min-height="6.163cm"/>
    </style:style>
    <style:style style:name="gr31" style:family="graphic" style:parent-style-name="standard">
      <style:graphic-properties draw:stroke="none" svg:stroke-color="#000000" draw:fill="none" draw:fill-color="#ffffff" fo:min-height="5.215cm"/>
    </style:style>
    <style:style style:name="P1" style:family="paragraph">
      <loext:graphic-properties draw:fill-color="#00cccc"/>
      <style:paragraph-properties fo:text-align="center"/>
      <style:text-properties fo:color="#000000"/>
    </style:style>
    <style:style style:name="P2" style:family="paragraph">
      <loext:graphic-properties draw:fill-color="#006699"/>
      <style:paragraph-properties fo:text-align="center"/>
      <style:text-properties fo:color="#000000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006666"/>
      <style:paragraph-properties fo:text-align="center"/>
    </style:style>
    <style:style style:name="P6" style:family="paragraph">
      <style:paragraph-properties fo:text-align="center"/>
      <style:text-properties fo:color="#ffffff" fo:font-size="15pt" style:font-size-asian="15pt" style:font-size-complex="15pt"/>
    </style:style>
    <style:style style:name="P7" style:family="paragraph">
      <loext:graphic-properties draw:fill-color="#006666"/>
      <style:paragraph-properties fo:text-align="center"/>
      <style:text-properties fo:color="#ffffff" fo:font-size="15pt" style:font-size-asian="15pt" style:font-size-complex="15pt"/>
    </style:style>
    <style:style style:name="P8" style:family="paragraph">
      <loext:graphic-properties draw:fill-color="#333366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-color="#00cccc"/>
      <style:paragraph-properties fo:text-align="center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P14" style:family="paragraph">
      <style:paragraph-properties fo:text-align="start"/>
      <style:text-properties fo:color="#ffffff" fo:font-size="8pt" fo:background-color="transparent" style:font-size-asian="8pt" style:font-size-complex="8pt"/>
    </style:style>
    <style:style style:name="P15" style:family="paragraph">
      <loext:graphic-properties draw:fill="none" draw:fill-color="#ffffff"/>
      <style:paragraph-properties fo:text-align="start"/>
      <style:text-properties fo:color="#ffffff" fo:font-size="8pt" fo:background-color="transparent" style:font-size-asian="8pt" style:font-size-complex="8pt"/>
    </style:style>
    <style:style style:name="P16" style:family="paragraph">
      <loext:graphic-properties draw:fill-color="#3399ff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fo:color="#ffffff" fo:font-size="15pt" style:font-size-asian="15pt" style:font-size-complex="15pt"/>
    </style:style>
    <style:style style:name="T5" style:family="text">
      <style:text-properties fo:color="#ffffff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ffff" fo:font-size="8pt" fo:background-color="transparent" style:font-size-asian="8pt" style:font-size-complex="8pt"/>
    </style:style>
    <style:style style:name="T8" style:family="text">
      <style:text-properties fo:color="#ffffff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0.889cm" svg:x="4.7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4.34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0.889cm" svg:x="3.54cm" svg:y="1.8cm">
          <text:p text:style-name="P3"><text:span text:style-name="T1">NO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21cm" svg:height="2.048cm" svg:x="3.902cm" svg:y="11.447cm">
          <text:p text:style-name="P3">HI TEMP: 8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1.447cm">
          <text:p text:style-name="P3">LO TEMP: 6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0.681cm" svg:y="11.447cm">
          <text:p text:style-name="P3">HI HUMID: 75%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4.181cm" svg:y="11.447cm">
          <text:p text:style-name="P3">LO HUMID: 58%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321cm" svg:height="4.154cm" svg:x="3.902cm" svg:y="13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3.548cm">
          <text:p text:style-name="P3">PERF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402cm" svg:height="4.154cm" svg:x="14.079cm" svg:y="1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10.689cm" svg:y="13.548cm">
          <text:p text:style-name="P3">HI DENSITY: 9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149cm" svg:height="2.048cm" svg:x="8.274cm" svg:y="15.647cm">
          <text:p text:style-name="P6"><text:span text:style-name="T4">2019-03-12 19: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651cm" svg:height="1.651cm" svg:x="3.921cm" svg:y="2.8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889cm" svg:height="0.905cm" svg:x="4.2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6.75cm" svg:height="6.804cm" svg:x="3.902cm" svg:y="4.575cm">
          <text:p text:style-name="P3">TEMP: 72 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651cm" svg:height="1.651cm" svg:x="5.6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651cm" svg:height="1.651cm" svg:x="15.7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651cm" svg:height="1.651cm" svg:x="7.3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651cm" svg:height="1.651cm" svg:x="12.3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651cm" svg:height="1.651cm" svg:x="14.021cm" svg:y="2.8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21cm" svg:height="4.01cm" svg:x="5.591cm" svg:y="6.164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8" draw:layer="layout" svg:width="6.75cm" svg:height="6.804cm" svg:x="10.652cm" svg:y="4.575cm">
          <text:p text:style-name="P3">HUMID 64<text:span text:style-name="T2">%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21cm" svg:height="4.01cm" svg:x="12.316cm" svg:y="6.165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10" draw:layer="layout" svg:width="3.321cm" svg:height="2.632cm" svg:x="3.902cm" svg:y="15.0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402cm" svg:height="1.706cm" svg:x="14.079cm" svg:y="15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3.048cm" svg:height="0.725cm" svg:x="4.048cm" svg:y="13.665cm">
          <draw:text-box>
            <text:p><text:span text:style-name="T5">MOIST: 600</text:span></text:p>
          </draw:text-box>
        </draw:frame>
        <draw:frame draw:style-name="gr17" draw:text-style-name="P11" draw:layer="layout" svg:width="3.048cm" svg:height="0.725cm" svg:x="14.148cm" svg:y="13.666cm">
          <draw:text-box>
            <text:p><text:span text:style-name="T5">DENS: 400</text:span></text:p>
          </draw:text-box>
        </draw:frame>
        <draw:frame draw:style-name="gr17" draw:text-style-name="P11" draw:layer="layout" svg:width="1.778cm" svg:height="0.725cm" svg:x="3.948cm" svg:y="2.766cm">
          <draw:text-box>
            <text:p><text:span text:style-name="T5">TEMP</text:span></text:p>
          </draw:text-box>
        </draw:frame>
        <draw:custom-shape draw:style-name="gr12" draw:text-style-name="P9" draw:layer="layout" svg:width="0.889cm" svg:height="0.905cm" svg:x="5.9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.981cm" svg:height="0.725cm" svg:x="5.545cm" svg:y="2.767cm">
          <draw:text-box>
            <text:p><text:span text:style-name="T5">HUMID</text:span></text:p>
          </draw:text-box>
        </draw:frame>
        <draw:custom-shape draw:style-name="gr12" draw:text-style-name="P9" draw:layer="layout" svg:width="0.889cm" svg:height="0.905cm" svg:x="16.0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.981cm" svg:height="0.725cm" svg:x="7.246cm" svg:y="2.768cm">
          <draw:text-box>
            <text:p><text:span text:style-name="T5">MOIST</text:span></text:p>
          </draw:text-box>
        </draw:frame>
        <draw:custom-shape draw:style-name="gr12" draw:text-style-name="P9" draw:layer="layout" svg:width="0.889cm" svg:height="0.905cm" svg:x="7.6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981cm" svg:height="0.725cm" svg:x="15.547cm" svg:y="2.769cm">
          <draw:text-box>
            <text:p text:style-name="P12"><text:span text:style-name="T6">ATOM</text:span></text:p>
          </draw:text-box>
        </draw:frame>
        <draw:custom-shape draw:style-name="gr12" draw:text-style-name="P9" draw:layer="layout" svg:width="0.889cm" svg:height="0.905cm" svg:x="12.6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.402cm" svg:height="0.725cm" svg:x="12.447cm" svg:y="2.769cm">
          <draw:text-box>
            <text:p><text:span text:style-name="T5">FAN</text:span></text:p>
          </draw:text-box>
        </draw:frame>
        <draw:custom-shape draw:style-name="gr12" draw:text-style-name="P9" draw:layer="layout" svg:width="0.889cm" svg:height="0.905cm" svg:x="14.3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.861cm" svg:height="0.725cm" svg:x="13.947cm" svg:y="2.77cm">
          <draw:text-box>
            <text:p><text:span text:style-name="T5">LIGHT</text:span></text:p>
          </draw:text-box>
        </draw:frame>
        <draw:custom-shape draw:style-name="gr11" draw:text-style-name="P8" draw:layer="layout" svg:width="1.651cm" svg:height="1.651cm" svg:x="10.621cm" svg:y="2.886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1.905cm" svg:height="0.725cm" svg:x="7.193cm" svg:y="13.573cm">
          <draw:text-box>
            <text:p text:style-name="P14"><text:span text:style-name="T7">SOIL IS:</text:span></text:p>
          </draw:text-box>
        </draw:frame>
        <draw:custom-shape draw:style-name="gr11" draw:text-style-name="P8" draw:layer="layout" svg:width="1.651cm" svg:height="1.651cm" svg:x="8.921cm" svg:y="2.8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889cm" svg:height="0.905cm" svg:x="9.2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2.127cm" svg:height="0.725cm" svg:x="8.748cm" svg:y="2.771cm">
          <draw:text-box>
            <text:p><text:span text:style-name="T5">SMOKE</text:span></text:p>
          </draw:text-box>
        </draw:frame>
        <draw:custom-shape draw:style-name="gr19" draw:text-style-name="P16" draw:layer="layout" svg:width="0.762cm" svg:height="1.051cm" svg:x="11.033cm" svg:y="3.286cm">
          <text:p/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11.033cm" svg:y1="4.175cm" svg:x2="11.795cm" svg:y2="4.175cm">
          <text:p/>
        </draw:line>
        <draw:line draw:style-name="gr20" draw:text-style-name="P17" draw:layer="layout" svg:x1="11.414cm" svg:y1="4.302cm" svg:x2="11.414cm" svg:y2="4.175cm">
          <text:p/>
        </draw:line>
        <draw:custom-shape draw:style-name="gr21" draw:text-style-name="P16" draw:layer="layout" svg:width="0.381cm" svg:height="0.381cm" svg:x="11.714cm" svg:y="2.986cm">
          <text:p text:style-name="P3">!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.778cm" svg:height="0.889cm" svg:x="5.49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3.612cm" svg:y="1.7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341cm" svg:height="0.889cm" svg:x="4.312cm" svg:y="1.729cm">
          <text:p text:style-name="P3"><text:span text:style-name="T1">HISTORY 1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4.478cm" svg:height="15.621cm" svg:x="3.54cm" svg:y="2.5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3.843cm" svg:height="6.804cm" svg:x="3.794cm" svg:y="3.2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3.843cm" svg:height="6.804cm" svg:x="3.794cm" svg:y="10.398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7.493cm" svg:height="0.725cm" svg:x="6.715cm" svg:y="3.323cm">
          <draw:text-box>
            <text:p><text:span text:style-name="T5">TEMPERATURE <text:s/>HISTORY CHART</text:span></text:p>
          </draw:text-box>
        </draw:frame>
        <draw:frame draw:style-name="gr25" draw:text-style-name="P11" draw:layer="layout" svg:width="6.604cm" svg:height="1.199cm" svg:x="6.969cm" svg:y="10.525cm">
          <draw:text-box>
            <text:p><text:span text:style-name="T5">HUMIDITY <text:s/>HISTORY CHART</text:span></text:p>
          </draw:text-box>
        </draw:frame>
        <draw:line draw:style-name="gr26" draw:text-style-name="P17" draw:layer="layout" svg:x1="4.556cm" svg:y1="9.382cm" svg:x2="4.556cm" svg:y2="4.175cm">
          <text:p/>
        </draw:line>
        <draw:line draw:style-name="gr26" draw:text-style-name="P17" draw:layer="layout" svg:x1="4.556cm" svg:y1="9.509cm" svg:x2="16.367cm" svg:y2="9.509cm">
          <text:p/>
        </draw:line>
        <draw:line draw:style-name="gr27" draw:text-style-name="P3" draw:layer="layout" svg:x1="4.937cm" svg:y1="9.255cm" svg:x2="6.461cm" svg:y2="8.366cm">
          <text:p/>
        </draw:line>
        <draw:line draw:style-name="gr26" draw:text-style-name="P17" draw:layer="layout" svg:x1="4.557cm" svg:y1="16.682cm" svg:x2="4.557cm" svg:y2="11.475cm">
          <text:p/>
        </draw:line>
        <draw:line draw:style-name="gr26" draw:text-style-name="P17" draw:layer="layout" svg:x1="4.557cm" svg:y1="16.809cm" svg:x2="16.368cm" svg:y2="16.809cm">
          <text:p/>
        </draw:line>
        <draw:line draw:style-name="gr27" draw:text-style-name="P3" draw:layer="layout" svg:x1="6.461cm" svg:y1="8.366cm" svg:x2="8.366cm" svg:y2="8.239cm">
          <text:p/>
        </draw:line>
        <draw:line draw:style-name="gr27" draw:text-style-name="P3" draw:layer="layout" svg:x1="8.239cm" svg:y1="8.239cm" svg:x2="10.271cm" svg:y2="8.239cm">
          <text:p/>
        </draw:line>
        <draw:line draw:style-name="gr27" draw:text-style-name="P3" draw:layer="layout" svg:x1="4.937cm" svg:y1="16.608cm" svg:x2="6.461cm" svg:y2="15.719cm">
          <text:p/>
        </draw:line>
        <draw:line draw:style-name="gr27" draw:text-style-name="P3" draw:layer="layout" svg:x1="6.461cm" svg:y1="15.719cm" svg:x2="8.366cm" svg:y2="15.592cm">
          <text:p/>
        </draw:line>
        <draw:line draw:style-name="gr27" draw:text-style-name="P3" draw:layer="layout" svg:x1="8.239cm" svg:y1="15.592cm" svg:x2="10.271cm" svg:y2="15.592cm">
          <text:p/>
        </draw:line>
        <draw:frame draw:style-name="gr17" draw:text-style-name="P11" draw:layer="layout" svg:width="2.667cm" svg:height="0.725cm" svg:x="9.139cm" svg:y="9.436cm">
          <draw:text-box>
            <text:p><text:span text:style-name="T5">DAYS</text:span></text:p>
          </draw:text-box>
        </draw:frame>
        <draw:frame draw:style-name="gr17" draw:text-style-name="P11" draw:layer="layout" svg:width="2.667cm" svg:height="0.725cm" svg:x="9.14cm" svg:y="16.637cm">
          <draw:text-box>
            <text:p><text:span text:style-name="T5">DAYS</text:span></text:p>
          </draw:text-box>
        </draw:frame>
        <draw:frame draw:style-name="gr28" draw:text-style-name="P11" draw:layer="layout" svg:width="0.749cm" svg:height="3.569cm" svg:x="3.808cm" svg:y="5.392cm">
          <draw:text-box>
            <text:p><text:span text:style-name="T5">TEMP</text:span></text:p>
            <text:p><text:span text:style-name="T5"/></text:p>
            <text:p><text:span text:style-name="T8">°</text:span></text:p>
            <text:p><text:span text:style-name="T8">F</text:span></text:p>
          </draw:text-box>
        </draw:frame>
        <draw:frame draw:style-name="gr29" draw:text-style-name="P11" draw:layer="layout" svg:width="0.749cm" svg:height="4.991cm" svg:x="3.808cm" svg:y="11.192cm">
          <draw:text-box>
            <text:p><text:span text:style-name="T5">HUMIDITY %</text:span></text:p>
          </draw:text-box>
        </draw:frame>
        <draw:frame draw:style-name="gr17" draw:text-style-name="P11" draw:layer="layout" svg:width="0.751cm" svg:height="0.725cm" svg:x="4.442cm" svg:y="9.439cm">
          <draw:text-box>
            <text:p><text:span text:style-name="T5">0</text:span></text:p>
          </draw:text-box>
        </draw:frame>
        <draw:frame draw:style-name="gr17" draw:text-style-name="P11" draw:layer="layout" svg:width="0.751cm" svg:height="0.725cm" svg:x="4.442cm" svg:y="16.639cm">
          <draw:text-box>
            <text:p><text:span text:style-name="T5">0</text:span></text:p>
          </draw:text-box>
        </draw:frame>
        <draw:frame draw:style-name="gr25" draw:text-style-name="P11" draw:layer="layout" svg:width="1.087cm" svg:height="1.199cm" svg:x="15.607cm" svg:y="16.64cm">
          <draw:text-box>
            <text:p><text:span text:style-name="T5">30</text:span></text:p>
          </draw:text-box>
        </draw:frame>
        <draw:frame draw:style-name="gr25" draw:text-style-name="P11" draw:layer="layout" svg:width="1.087cm" svg:height="1.199cm" svg:x="15.607cm" svg:y="9.44cm">
          <draw:text-box>
            <text:p><text:span text:style-name="T5">30</text:span></text:p>
          </draw:text-box>
        </draw:frame>
      </draw:page>
      <draw:page draw:name="page3" draw:style-name="dp1" draw:master-page-name="Default">
        <draw:custom-shape draw:style-name="gr2" draw:text-style-name="P2" draw:layer="layout" svg:width="1.778cm" svg:height="0.889cm" svg:x="3.612cm" svg:y="1.7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0.889cm" svg:x="4.291cm" svg:y="1.7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341cm" svg:height="0.889cm" svg:x="4.912cm" svg:y="1.728cm">
          <text:p text:style-name="P3"><text:span text:style-name="T1">HISTORY 2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4.478cm" svg:height="15.621cm" svg:x="3.54cm" svg:y="2.5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3.843cm" svg:height="6.804cm" svg:x="3.794cm" svg:y="3.2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3.843cm" svg:height="6.804cm" svg:x="3.794cm" svg:y="10.397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7.493cm" svg:height="0.725cm" svg:x="6.715cm" svg:y="3.322cm">
          <draw:text-box>
            <text:p><text:span text:style-name="T5">SOIL MOISTURE <text:s/>HISTORY CHART</text:span></text:p>
          </draw:text-box>
        </draw:frame>
        <draw:frame draw:style-name="gr25" draw:text-style-name="P11" draw:layer="layout" svg:width="7.112cm" svg:height="1.199cm" svg:x="6.969cm" svg:y="10.524cm">
          <draw:text-box>
            <text:p><text:span text:style-name="T5">AIR DENSITY <text:s/>HISTORY CHART</text:span></text:p>
          </draw:text-box>
        </draw:frame>
        <draw:line draw:style-name="gr26" draw:text-style-name="P17" draw:layer="layout" svg:x1="4.556cm" svg:y1="9.381cm" svg:x2="4.556cm" svg:y2="4.174cm">
          <text:p/>
        </draw:line>
        <draw:line draw:style-name="gr26" draw:text-style-name="P17" draw:layer="layout" svg:x1="4.556cm" svg:y1="9.508cm" svg:x2="16.367cm" svg:y2="9.508cm">
          <text:p/>
        </draw:line>
        <draw:line draw:style-name="gr27" draw:text-style-name="P3" draw:layer="layout" svg:x1="4.937cm" svg:y1="9.254cm" svg:x2="6.461cm" svg:y2="8.365cm">
          <text:p/>
        </draw:line>
        <draw:line draw:style-name="gr26" draw:text-style-name="P17" draw:layer="layout" svg:x1="4.557cm" svg:y1="16.681cm" svg:x2="4.557cm" svg:y2="11.474cm">
          <text:p/>
        </draw:line>
        <draw:line draw:style-name="gr26" draw:text-style-name="P17" draw:layer="layout" svg:x1="4.557cm" svg:y1="16.808cm" svg:x2="16.368cm" svg:y2="16.808cm">
          <text:p/>
        </draw:line>
        <draw:line draw:style-name="gr27" draw:text-style-name="P3" draw:layer="layout" svg:x1="6.461cm" svg:y1="8.365cm" svg:x2="8.366cm" svg:y2="8.238cm">
          <text:p/>
        </draw:line>
        <draw:line draw:style-name="gr27" draw:text-style-name="P3" draw:layer="layout" svg:x1="8.239cm" svg:y1="8.238cm" svg:x2="10.271cm" svg:y2="8.238cm">
          <text:p/>
        </draw:line>
        <draw:line draw:style-name="gr27" draw:text-style-name="P3" draw:layer="layout" svg:x1="4.937cm" svg:y1="16.607cm" svg:x2="6.461cm" svg:y2="15.718cm">
          <text:p/>
        </draw:line>
        <draw:line draw:style-name="gr27" draw:text-style-name="P3" draw:layer="layout" svg:x1="6.461cm" svg:y1="15.718cm" svg:x2="8.366cm" svg:y2="15.591cm">
          <text:p/>
        </draw:line>
        <draw:line draw:style-name="gr27" draw:text-style-name="P3" draw:layer="layout" svg:x1="8.239cm" svg:y1="15.591cm" svg:x2="10.271cm" svg:y2="15.591cm">
          <text:p/>
        </draw:line>
        <draw:frame draw:style-name="gr17" draw:text-style-name="P11" draw:layer="layout" svg:width="2.667cm" svg:height="0.725cm" svg:x="9.14cm" svg:y="9.437cm">
          <draw:text-box>
            <text:p><text:span text:style-name="T5">DAYS</text:span></text:p>
          </draw:text-box>
        </draw:frame>
        <draw:frame draw:style-name="gr17" draw:text-style-name="P11" draw:layer="layout" svg:width="2.667cm" svg:height="0.725cm" svg:x="9.14cm" svg:y="16.637cm">
          <draw:text-box>
            <text:p><text:span text:style-name="T5">DAYS</text:span></text:p>
          </draw:text-box>
        </draw:frame>
        <draw:frame draw:style-name="gr17" draw:text-style-name="P11" draw:layer="layout" svg:width="0.751cm" svg:height="0.725cm" svg:x="4.44cm" svg:y="9.437cm">
          <draw:text-box>
            <text:p><text:span text:style-name="T5">0</text:span></text:p>
          </draw:text-box>
        </draw:frame>
        <draw:frame draw:style-name="gr25" draw:text-style-name="P11" draw:layer="layout" svg:width="1.087cm" svg:height="1.199cm" svg:x="15.605cm" svg:y="9.438cm">
          <draw:text-box>
            <text:p><text:span text:style-name="T5">30</text:span></text:p>
          </draw:text-box>
        </draw:frame>
        <draw:frame draw:style-name="gr17" draw:text-style-name="P11" draw:layer="layout" svg:width="0.751cm" svg:height="0.725cm" svg:x="4.441cm" svg:y="9.438cm">
          <draw:text-box>
            <text:p><text:span text:style-name="T5">0</text:span></text:p>
          </draw:text-box>
        </draw:frame>
        <draw:frame draw:style-name="gr17" draw:text-style-name="P11" draw:layer="layout" svg:width="0.751cm" svg:height="0.725cm" svg:x="4.441cm" svg:y="9.438cm">
          <draw:text-box>
            <text:p><text:span text:style-name="T5">0</text:span></text:p>
          </draw:text-box>
        </draw:frame>
        <draw:frame draw:style-name="gr17" draw:text-style-name="P11" draw:layer="layout" svg:width="0.751cm" svg:height="0.725cm" svg:x="4.442cm" svg:y="16.639cm">
          <draw:text-box>
            <text:p><text:span text:style-name="T5">0</text:span></text:p>
          </draw:text-box>
        </draw:frame>
        <draw:frame draw:style-name="gr25" draw:text-style-name="P11" draw:layer="layout" svg:width="1.087cm" svg:height="1.199cm" svg:x="15.606cm" svg:y="16.639cm">
          <draw:text-box>
            <text:p><text:span text:style-name="T5">30</text:span></text:p>
          </draw:text-box>
        </draw:frame>
        <draw:frame draw:style-name="gr30" draw:text-style-name="P11" draw:layer="layout" svg:width="0.749cm" svg:height="6.413cm" svg:x="3.807cm" svg:y="3.392cm">
          <draw:text-box>
            <text:p><text:span text:style-name="T5">SOIL <text:s/>MOISTURE</text:span></text:p>
          </draw:text-box>
        </draw:frame>
        <draw:frame draw:style-name="gr31" draw:text-style-name="P11" draw:layer="layout" svg:width="0.749cm" svg:height="5.465cm" svg:x="3.808cm" svg:y="10.992cm">
          <draw:text-box>
            <text:p><text:span text:style-name="T5">AIR DENS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4:10:30.981582012</meta:creation-date>
    <dc:date>2019-03-12T20:31:37.986415365</dc:date>
    <meta:editing-duration>PT1H35M53S</meta:editing-duration>
    <meta:editing-cycles>26</meta:editing-cycles>
    <meta:generator>LibreOffice/5.2.7.2$Linux_ARM_EABI LibreOffice_project/20m0$Build-2</meta:generator>
    <meta:document-statistic meta:object-count="102"/>
  </office:meta>
</office:document-meta>
</file>